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5.8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2" table:default-cell-style-name="Default"/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Ausgefallene Stunden</text:p>
          </table:table-cell>
          <table:table-cell table:style-name="ce1" table:number-columns-repeated="254"/>
        </table:table-row>
        <table:table-row table:style-name="ro1">
          <table:table-cell office:value-type="date" office:date-value="2009-02-01">
            <text:p>01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2">
            <text:p>02.02.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sgefallene Stunden pro Tag:</text:p>
          </table:table-cell>
          <table:table-cell table:formula="of:=AVERAGE([.B3:.B153])" office:value-type="float" office:value="0.139072847682119">
            <text:p>0,14</text:p>
          </table:table-cell>
          <table:table-cell table:number-columns-repeated="251"/>
        </table:table-row>
        <table:table-row table:style-name="ro1">
          <table:table-cell office:value-type="date" office:date-value="2009-02-03">
            <text:p>03.02.0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sgefallene Stunden pro Woche:</text:p>
          </table:table-cell>
          <table:table-cell table:formula="of:=AVERAGE([.B4:.B201])*7" office:value-type="float" office:value="0.98">
            <text:p>0,98</text:p>
          </table:table-cell>
          <table:table-cell table:number-columns-repeated="251"/>
        </table:table-row>
        <table:table-row table:style-name="ro1">
          <table:table-cell office:value-type="date" office:date-value="2009-02-04">
            <text:p>04.02.0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date" office:date-value="2009-02-05">
            <text:p>05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6">
            <text:p>06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7">
            <text:p>07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8">
            <text:p>08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09">
            <text:p>09.02.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date" office:date-value="2009-02-10">
            <text:p>10.02.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date" office:date-value="2009-02-11">
            <text:p>11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2">
            <text:p>12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3">
            <text:p>13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4">
            <text:p>14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5">
            <text:p>15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6">
            <text:p>16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7">
            <text:p>17.02.09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date" office:date-value="2009-02-18">
            <text:p>18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19">
            <text:p>19.02.0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date" office:date-value="2009-02-20">
            <text:p>20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1">
            <text:p>21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2">
            <text:p>22.02.09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date" office:date-value="2009-02-23">
            <text:p>23.02.09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date" office:date-value="2009-02-24">
            <text:p>24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5">
            <text:p>25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6">
            <text:p>26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7">
            <text:p>27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2-28">
            <text:p>28.02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1">
            <text:p>0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2">
            <text:p>02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3">
            <text:p>03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4">
            <text:p>04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5">
            <text:p>05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6">
            <text:p>06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7">
            <text:p>07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8">
            <text:p>08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09">
            <text:p>09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0">
            <text:p>10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1">
            <text:p>1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2">
            <text:p>12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3">
            <text:p>13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4">
            <text:p>14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5">
            <text:p>15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6">
            <text:p>16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7">
            <text:p>17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8">
            <text:p>18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19">
            <text:p>19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0">
            <text:p>20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1">
            <text:p>2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2">
            <text:p>22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3">
            <text:p>23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4">
            <text:p>24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5">
            <text:p>25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7">
            <text:p>27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8">
            <text:p>28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29">
            <text:p>29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30">
            <text:p>30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3-31">
            <text:p>31.03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1">
            <text:p>01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3">
            <text:p>03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4">
            <text:p>04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5">
            <text:p>05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6">
            <text:p>06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7">
            <text:p>07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09">
            <text:p>09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0">
            <text:p>10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1">
            <text:p>11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2">
            <text:p>12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3">
            <text:p>13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5">
            <text:p>15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6">
            <text:p>16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7">
            <text:p>17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8">
            <text:p>18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19">
            <text:p>19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0">
            <text:p>20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1">
            <text:p>21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2">
            <text:p>22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3">
            <text:p>23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4">
            <text:p>24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5">
            <text:p>25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6">
            <text:p>26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7">
            <text:p>27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8">
            <text:p>28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29">
            <text:p>29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4-30">
            <text:p>30.04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1">
            <text:p>0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2">
            <text:p>02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3">
            <text:p>03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4">
            <text:p>04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5">
            <text:p>05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6">
            <text:p>06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7">
            <text:p>07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8">
            <text:p>08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09">
            <text:p>09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0">
            <text:p>10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1">
            <text:p>1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2">
            <text:p>12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3">
            <text:p>13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4">
            <text:p>14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5">
            <text:p>15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6">
            <text:p>16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7">
            <text:p>17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8">
            <text:p>18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19">
            <text:p>19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0">
            <text:p>20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1">
            <text:p>2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2">
            <text:p>22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3">
            <text:p>23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4">
            <text:p>24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5">
            <text:p>25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6">
            <text:p>26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7">
            <text:p>27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8">
            <text:p>28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29">
            <text:p>29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30">
            <text:p>30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5-31">
            <text:p>31.05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1">
            <text:p>01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2">
            <text:p>02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3">
            <text:p>03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4">
            <text:p>04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5">
            <text:p>05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6">
            <text:p>06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7">
            <text:p>07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8">
            <text:p>08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09">
            <text:p>09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0">
            <text:p>10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1">
            <text:p>11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2">
            <text:p>12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3">
            <text:p>13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4">
            <text:p>14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5">
            <text:p>15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6">
            <text:p>16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7">
            <text:p>17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8">
            <text:p>18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19">
            <text:p>19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0">
            <text:p>20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1">
            <text:p>21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2">
            <text:p>22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3">
            <text:p>23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4">
            <text:p>24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5">
            <text:p>25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6">
            <text:p>26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7">
            <text:p>27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8">
            <text:p>28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29">
            <text:p>29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6-30">
            <text:p>30.06.09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date" office:date-value="2009-07-01">
            <text:p>01.07.09</text:p>
          </table:table-cell>
          <table:table-cell office:value-type="float" office:value="0">
            <text:p>0</text:p>
          </table:table-cell>
          <table:table-cell table:number-columns-repeated="25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2.03.2009</text:date>, <text:time>07:1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3-02T07:11:37</meta:creation-date>
    <meta:editing-cycles>2</meta:editing-cycles>
    <meta:editing-duration>PT00H02M10S</meta:editing-duration>
    <dc:date>2009-03-02T07:13:33</dc:date>
    <dc:creator>Tobias Schulz</dc:creator>
    <meta:document-statistic meta:table-count="3" meta:cell-count="308" meta:object-count="0"/>
    <meta:user-defined meta:name="Info 1"/>
    <meta:user-defined meta:name="Info 2"/>
    <meta:user-defined meta:name="Info 3"/>
    <meta:user-defined meta:name="Info 4"/>
  </office:meta>
</office:document-meta>
</file>